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1-0_sc_word,rule</text:p>
          </table:table-cell>
          <table:table-cell office:value-type="float" office:value="1190148" calcext:value-type="float">
            <text:p>11901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1-0_word,rule</text:p>
          </table:table-cell>
          <table:table-cell office:value-type="float" office:value="290280" calcext:value-type="float">
            <text:p>2902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cc_word,rule</text:p>
          </table:table-cell>
          <table:table-cell office:value-type="float" office:value="899868" calcext:value-type="float">
            <text:p>8998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dd_word,rule</text:p>
          </table:table-cell>
          <table:table-cell office:value-type="float" office:value="89986800" calcext:value-type="float">
            <text:p>89986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mon_dd_word,rule</text:p>
          </table:table-cell>
          <table:table-cell office:value-type="float" office:value="1060218672" calcext:value-type="float">
            <text:p>1060218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,rule</text:p>
          </table:table-cell>
          <table:table-cell office:value-type="float" office:value="899868" calcext:value-type="float">
            <text:p>8998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dd,rule</text:p>
          </table:table-cell>
          <table:table-cell office:value-type="float" office:value="89986800" calcext:value-type="float">
            <text:p>89986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sc,rule</text:p>
          </table:table-cell>
          <table:table-cell office:value-type="float" office:value="4499340" calcext:value-type="float">
            <text:p>44993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year,rule</text:p>
          </table:table-cell>
          <table:table-cell office:value-type="float" office:value="149203920" calcext:value-type="float">
            <text:p>1492039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dd_word,rule</text:p>
          </table:table-cell>
          <table:table-cell office:value-type="float" office:value="290280000" calcext:value-type="float">
            <text:p>29028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d_word,rule</text:p>
          </table:table-cell>
          <table:table-cell office:value-type="float" office:value="29028000" calcext:value-type="float">
            <text:p>29028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_word,rule</text:p>
          </table:table-cell>
          <table:table-cell office:value-type="float" office:value="2902800" calcext:value-type="float">
            <text:p>2902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_sc_word,rule</text:p>
          </table:table-cell>
          <table:table-cell office:value-type="float" office:value="1451400" calcext:value-type="float">
            <text:p>1451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_word,rule</text:p>
          </table:table-cell>
          <table:table-cell office:value-type="float" office:value="290280" calcext:value-type="float">
            <text:p>2902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dddd_word,rule</text:p>
          </table:table-cell>
          <table:table-cell office:value-type="float" office:value="1451400000" calcext:value-type="float">
            <text:p>145140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dd_word,rule</text:p>
          </table:table-cell>
          <table:table-cell office:value-type="float" office:value="14514000" calcext:value-type="float">
            <text:p>1451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,rule</text:p>
          </table:table-cell>
          <table:table-cell office:value-type="float" office:value="1161120" calcext:value-type="float">
            <text:p>1161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d_mon_sc,rule</text:p>
          </table:table-cell>
          <table:table-cell office:value-type="float" office:value="150945600" calcext:value-type="float">
            <text:p>150945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d_sc,rule</text:p>
          </table:table-cell>
          <table:table-cell office:value-type="float" office:value="11611200" calcext:value-type="float">
            <text:p>11611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mon_day_sc,rule</text:p>
          </table:table-cell>
          <table:table-cell office:value-type="float" office:value="48302592" calcext:value-type="float">
            <text:p>483025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year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year_sc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year_word,rule</text:p>
          </table:table-cell>
          <table:table-cell office:value-type="float" office:value="18868200" calcext:value-type="float">
            <text:p>18868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2sc_dd,rule</text:p>
          </table:table-cell>
          <table:table-cell office:value-type="float" office:value="20348628" calcext:value-type="float">
            <text:p>203486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dd_mon,rule</text:p>
          </table:table-cell>
          <table:table-cell office:value-type="float" office:value="1207593828" calcext:value-type="float">
            <text:p>12075938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,rule</text:p>
          </table:table-cell>
          <table:table-cell office:value-type="float" office:value="12133704" calcext:value-type="float">
            <text:p>121337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dd,rule</text:p>
          </table:table-cell>
          <table:table-cell office:value-type="float" office:value="1060218672" calcext:value-type="float">
            <text:p>1060218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sc,rule</text:p>
          </table:table-cell>
          <table:table-cell office:value-type="float" office:value="72628056" calcext:value-type="float">
            <text:p>72628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year,rule</text:p>
          </table:table-cell>
          <table:table-cell office:value-type="float" office:value="539920800" calcext:value-type="float">
            <text:p>539920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,rule</text:p>
          </table:table-cell>
          <table:table-cell office:value-type="float" office:value="2902800" calcext:value-type="float">
            <text:p>2902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,rule</text:p>
          </table:table-cell>
          <table:table-cell office:value-type="float" office:value="29028000" calcext:value-type="float">
            <text:p>29028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d,rule</text:p>
          </table:table-cell>
          <table:table-cell office:value-type="float" office:value="290280000" calcext:value-type="float">
            <text:p>29028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_sc,rule</text:p>
          </table:table-cell>
          <table:table-cell office:value-type="float" office:value="203225028" calcext:value-type="float">
            <text:p>2032250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2sc,rule</text:p>
          </table:table-cell>
          <table:table-cell office:value-type="float" office:value="20319600" calcext:value-type="float">
            <text:p>20319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age,rule</text:p>
          </table:table-cell>
          <table:table-cell office:value-type="float" office:value="32511360" calcext:value-type="float">
            <text:p>325113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age_sc,rule</text:p>
          </table:table-cell>
          <table:table-cell office:value-type="float" office:value="194893992" calcext:value-type="float">
            <text:p>194893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sc,rule</text:p>
          </table:table-cell>
          <table:table-cell office:value-type="float" office:value="20348628" calcext:value-type="float">
            <text:p>203486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mon_dd,rule</text:p>
          </table:table-cell>
          <table:table-cell office:value-type="float" office:value="37765428" calcext:value-type="float">
            <text:p>377654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mon_dd_sc,rule</text:p>
          </table:table-cell>
          <table:table-cell office:value-type="float" office:value="226418400" calcext:value-type="float">
            <text:p>22641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pd,rule</text:p>
          </table:table-cell>
          <table:table-cell office:value-type="float" office:value="2002932" calcext:value-type="float">
            <text:p>20029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sc_dd,rule</text:p>
          </table:table-cell>
          <table:table-cell office:value-type="float" office:value="17416800" calcext:value-type="float">
            <text:p>17416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sc_year,rule</text:p>
          </table:table-cell>
          <table:table-cell office:value-type="float" office:value="13962468" calcext:value-type="float">
            <text:p>139624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,rule</text:p>
          </table:table-cell>
          <table:table-cell office:value-type="float" office:value="3773640" calcext:value-type="float">
            <text:p>37736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_mon,rule</text:p>
          </table:table-cell>
          <table:table-cell office:value-type="float" office:value="27895908" calcext:value-type="float">
            <text:p>278959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_sc,rule</text:p>
          </table:table-cell>
          <table:table-cell office:value-type="float" office:value="124239840" calcext:value-type="float">
            <text:p>1242398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sc_word,rule</text:p>
          </table:table-cell>
          <table:table-cell office:value-type="float" office:value="18868200" calcext:value-type="float">
            <text:p>18868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word,rule</text:p>
          </table:table-cell>
          <table:table-cell office:value-type="float" office:value="3773640" calcext:value-type="float">
            <text:p>37736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word_sc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1-0_sc_WORD,rule</text:p>
          </table:table-cell>
          <table:table-cell office:value-type="float" office:value="1190148" calcext:value-type="float">
            <text:p>11901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1-0_WORD,rule</text:p>
          </table:table-cell>
          <table:table-cell office:value-type="float" office:value="290280" calcext:value-type="float">
            <text:p>2902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cc_WORD,rule</text:p>
          </table:table-cell>
          <table:table-cell office:value-type="float" office:value="899868" calcext:value-type="float">
            <text:p>8998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dd_WORD,rule</text:p>
          </table:table-cell>
          <table:table-cell office:value-type="float" office:value="89986800" calcext:value-type="float">
            <text:p>89986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mon_dd_WORD,rule</text:p>
          </table:table-cell>
          <table:table-cell office:value-type="float" office:value="1060218672" calcext:value-type="float">
            <text:p>1060218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,rule</text:p>
          </table:table-cell>
          <table:table-cell office:value-type="float" office:value="899868" calcext:value-type="float">
            <text:p>8998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dd,rule</text:p>
          </table:table-cell>
          <table:table-cell office:value-type="float" office:value="89986800" calcext:value-type="float">
            <text:p>89986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sc,rule</text:p>
          </table:table-cell>
          <table:table-cell office:value-type="float" office:value="4499340" calcext:value-type="float">
            <text:p>44993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year,rule</text:p>
          </table:table-cell>
          <table:table-cell office:value-type="float" office:value="149203920" calcext:value-type="float">
            <text:p>1492039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dd_WORD,rule</text:p>
          </table:table-cell>
          <table:table-cell office:value-type="float" office:value="290280000" calcext:value-type="float">
            <text:p>29028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d_WORD,rule</text:p>
          </table:table-cell>
          <table:table-cell office:value-type="float" office:value="29028000" calcext:value-type="float">
            <text:p>29028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_WORD,rule</text:p>
          </table:table-cell>
          <table:table-cell office:value-type="float" office:value="2902800" calcext:value-type="float">
            <text:p>2902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_sc_WORD,rule</text:p>
          </table:table-cell>
          <table:table-cell office:value-type="float" office:value="1451400" calcext:value-type="float">
            <text:p>1451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_WORD,rule</text:p>
          </table:table-cell>
          <table:table-cell office:value-type="float" office:value="290280" calcext:value-type="float">
            <text:p>2902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dddd_WORD,rule</text:p>
          </table:table-cell>
          <table:table-cell office:value-type="float" office:value="1451400000" calcext:value-type="float">
            <text:p>145140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dd_WORD,rule</text:p>
          </table:table-cell>
          <table:table-cell office:value-type="float" office:value="14514000" calcext:value-type="float">
            <text:p>1451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,rule</text:p>
          </table:table-cell>
          <table:table-cell office:value-type="float" office:value="1161120" calcext:value-type="float">
            <text:p>1161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d_mon_sc,rule</text:p>
          </table:table-cell>
          <table:table-cell office:value-type="float" office:value="150945600" calcext:value-type="float">
            <text:p>150945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d_sc,rule</text:p>
          </table:table-cell>
          <table:table-cell office:value-type="float" office:value="11611200" calcext:value-type="float">
            <text:p>11611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mon_day_sc,rule</text:p>
          </table:table-cell>
          <table:table-cell office:value-type="float" office:value="48302592" calcext:value-type="float">
            <text:p>483025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year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year_sc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year_WORD,rule</text:p>
          </table:table-cell>
          <table:table-cell office:value-type="float" office:value="18868200" calcext:value-type="float">
            <text:p>18868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2sc_dd,rule</text:p>
          </table:table-cell>
          <table:table-cell office:value-type="float" office:value="20348628" calcext:value-type="float">
            <text:p>203486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dd_mon,rule</text:p>
          </table:table-cell>
          <table:table-cell office:value-type="float" office:value="1207593828" calcext:value-type="float">
            <text:p>12075938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,rule</text:p>
          </table:table-cell>
          <table:table-cell office:value-type="float" office:value="12133704" calcext:value-type="float">
            <text:p>121337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dd,rule</text:p>
          </table:table-cell>
          <table:table-cell office:value-type="float" office:value="1060218672" calcext:value-type="float">
            <text:p>1060218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sc,rule</text:p>
          </table:table-cell>
          <table:table-cell office:value-type="float" office:value="72628056" calcext:value-type="float">
            <text:p>72628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year,rule</text:p>
          </table:table-cell>
          <table:table-cell office:value-type="float" office:value="539920800" calcext:value-type="float">
            <text:p>539920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,rule</text:p>
          </table:table-cell>
          <table:table-cell office:value-type="float" office:value="2902800" calcext:value-type="float">
            <text:p>2902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,rule</text:p>
          </table:table-cell>
          <table:table-cell office:value-type="float" office:value="29028000" calcext:value-type="float">
            <text:p>29028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d,rule</text:p>
          </table:table-cell>
          <table:table-cell office:value-type="float" office:value="290280000" calcext:value-type="float">
            <text:p>29028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_sc,rule</text:p>
          </table:table-cell>
          <table:table-cell office:value-type="float" office:value="203225028" calcext:value-type="float">
            <text:p>2032250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2sc,rule</text:p>
          </table:table-cell>
          <table:table-cell office:value-type="float" office:value="20319600" calcext:value-type="float">
            <text:p>20319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age,rule</text:p>
          </table:table-cell>
          <table:table-cell office:value-type="float" office:value="32511360" calcext:value-type="float">
            <text:p>325113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age_sc,rule</text:p>
          </table:table-cell>
          <table:table-cell office:value-type="float" office:value="194893992" calcext:value-type="float">
            <text:p>194893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sc,rule</text:p>
          </table:table-cell>
          <table:table-cell office:value-type="float" office:value="20348628" calcext:value-type="float">
            <text:p>203486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mon_dd,rule</text:p>
          </table:table-cell>
          <table:table-cell office:value-type="float" office:value="37765428" calcext:value-type="float">
            <text:p>377654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mon_dd_sc,rule</text:p>
          </table:table-cell>
          <table:table-cell office:value-type="float" office:value="226418400" calcext:value-type="float">
            <text:p>22641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pd,rule</text:p>
          </table:table-cell>
          <table:table-cell office:value-type="float" office:value="2002932" calcext:value-type="float">
            <text:p>20029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sc_dd,rule</text:p>
          </table:table-cell>
          <table:table-cell office:value-type="float" office:value="17416800" calcext:value-type="float">
            <text:p>17416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sc_year,rule</text:p>
          </table:table-cell>
          <table:table-cell office:value-type="float" office:value="13962468" calcext:value-type="float">
            <text:p>139624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,rule</text:p>
          </table:table-cell>
          <table:table-cell office:value-type="float" office:value="3773640" calcext:value-type="float">
            <text:p>37736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_mon,rule</text:p>
          </table:table-cell>
          <table:table-cell office:value-type="float" office:value="27895908" calcext:value-type="float">
            <text:p>278959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_sc,rule</text:p>
          </table:table-cell>
          <table:table-cell office:value-type="float" office:value="124239840" calcext:value-type="float">
            <text:p>1242398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sc_WORD,rule</text:p>
          </table:table-cell>
          <table:table-cell office:value-type="float" office:value="18868200" calcext:value-type="float">
            <text:p>18868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WORD,rule</text:p>
          </table:table-cell>
          <table:table-cell office:value-type="float" office:value="3773640" calcext:value-type="float">
            <text:p>37736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WORD_sc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1-0_sc_wORD,rule</text:p>
          </table:table-cell>
          <table:table-cell office:value-type="float" office:value="1190148" calcext:value-type="float">
            <text:p>11901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1-0_wORD,rule</text:p>
          </table:table-cell>
          <table:table-cell office:value-type="float" office:value="290280" calcext:value-type="float">
            <text:p>2902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cc_wORD,rule</text:p>
          </table:table-cell>
          <table:table-cell office:value-type="float" office:value="899868" calcext:value-type="float">
            <text:p>8998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dd_wORD,rule</text:p>
          </table:table-cell>
          <table:table-cell office:value-type="float" office:value="89986800" calcext:value-type="float">
            <text:p>89986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mon_dd_wORD,rule</text:p>
          </table:table-cell>
          <table:table-cell office:value-type="float" office:value="1060218672" calcext:value-type="float">
            <text:p>1060218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,rule</text:p>
          </table:table-cell>
          <table:table-cell office:value-type="float" office:value="899868" calcext:value-type="float">
            <text:p>8998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dd,rule</text:p>
          </table:table-cell>
          <table:table-cell office:value-type="float" office:value="89986800" calcext:value-type="float">
            <text:p>89986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sc,rule</text:p>
          </table:table-cell>
          <table:table-cell office:value-type="float" office:value="4499340" calcext:value-type="float">
            <text:p>44993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year,rule</text:p>
          </table:table-cell>
          <table:table-cell office:value-type="float" office:value="149203920" calcext:value-type="float">
            <text:p>1492039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dd_wORD,rule</text:p>
          </table:table-cell>
          <table:table-cell office:value-type="float" office:value="290280000" calcext:value-type="float">
            <text:p>29028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d_wORD,rule</text:p>
          </table:table-cell>
          <table:table-cell office:value-type="float" office:value="29028000" calcext:value-type="float">
            <text:p>29028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_wORD,rule</text:p>
          </table:table-cell>
          <table:table-cell office:value-type="float" office:value="2902800" calcext:value-type="float">
            <text:p>2902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_sc_wORD,rule</text:p>
          </table:table-cell>
          <table:table-cell office:value-type="float" office:value="1451400" calcext:value-type="float">
            <text:p>1451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_wORD,rule</text:p>
          </table:table-cell>
          <table:table-cell office:value-type="float" office:value="290280" calcext:value-type="float">
            <text:p>2902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dddd_wORD,rule</text:p>
          </table:table-cell>
          <table:table-cell office:value-type="float" office:value="1451400000" calcext:value-type="float">
            <text:p>145140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dd_wORD,rule</text:p>
          </table:table-cell>
          <table:table-cell office:value-type="float" office:value="14514000" calcext:value-type="float">
            <text:p>1451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,rule</text:p>
          </table:table-cell>
          <table:table-cell office:value-type="float" office:value="1161120" calcext:value-type="float">
            <text:p>1161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d_mon_sc,rule</text:p>
          </table:table-cell>
          <table:table-cell office:value-type="float" office:value="150945600" calcext:value-type="float">
            <text:p>150945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d_sc,rule</text:p>
          </table:table-cell>
          <table:table-cell office:value-type="float" office:value="11611200" calcext:value-type="float">
            <text:p>11611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mon_day_sc,rule</text:p>
          </table:table-cell>
          <table:table-cell office:value-type="float" office:value="48302592" calcext:value-type="float">
            <text:p>483025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year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year_sc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year_wORD,rule</text:p>
          </table:table-cell>
          <table:table-cell office:value-type="float" office:value="18868200" calcext:value-type="float">
            <text:p>18868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2sc_dd,rule</text:p>
          </table:table-cell>
          <table:table-cell office:value-type="float" office:value="20348628" calcext:value-type="float">
            <text:p>203486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dd_mon,rule</text:p>
          </table:table-cell>
          <table:table-cell office:value-type="float" office:value="1207593828" calcext:value-type="float">
            <text:p>12075938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,rule</text:p>
          </table:table-cell>
          <table:table-cell office:value-type="float" office:value="12133704" calcext:value-type="float">
            <text:p>121337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dd,rule</text:p>
          </table:table-cell>
          <table:table-cell office:value-type="float" office:value="1060218672" calcext:value-type="float">
            <text:p>1060218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sc,rule</text:p>
          </table:table-cell>
          <table:table-cell office:value-type="float" office:value="72628056" calcext:value-type="float">
            <text:p>72628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year,rule</text:p>
          </table:table-cell>
          <table:table-cell office:value-type="float" office:value="539920800" calcext:value-type="float">
            <text:p>539920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,rule</text:p>
          </table:table-cell>
          <table:table-cell office:value-type="float" office:value="2902800" calcext:value-type="float">
            <text:p>2902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,rule</text:p>
          </table:table-cell>
          <table:table-cell office:value-type="float" office:value="29028000" calcext:value-type="float">
            <text:p>29028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d,rule</text:p>
          </table:table-cell>
          <table:table-cell office:value-type="float" office:value="290280000" calcext:value-type="float">
            <text:p>29028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_sc,rule</text:p>
          </table:table-cell>
          <table:table-cell office:value-type="float" office:value="203225028" calcext:value-type="float">
            <text:p>2032250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2sc,rule</text:p>
          </table:table-cell>
          <table:table-cell office:value-type="float" office:value="20319600" calcext:value-type="float">
            <text:p>20319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age,rule</text:p>
          </table:table-cell>
          <table:table-cell office:value-type="float" office:value="32511360" calcext:value-type="float">
            <text:p>325113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age_sc,rule</text:p>
          </table:table-cell>
          <table:table-cell office:value-type="float" office:value="194893992" calcext:value-type="float">
            <text:p>194893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sc,rule</text:p>
          </table:table-cell>
          <table:table-cell office:value-type="float" office:value="20348628" calcext:value-type="float">
            <text:p>203486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mon_dd,rule</text:p>
          </table:table-cell>
          <table:table-cell office:value-type="float" office:value="37765428" calcext:value-type="float">
            <text:p>377654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mon_dd_sc,rule</text:p>
          </table:table-cell>
          <table:table-cell office:value-type="float" office:value="226418400" calcext:value-type="float">
            <text:p>22641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pd,rule</text:p>
          </table:table-cell>
          <table:table-cell office:value-type="float" office:value="2002932" calcext:value-type="float">
            <text:p>20029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sc_dd,rule</text:p>
          </table:table-cell>
          <table:table-cell office:value-type="float" office:value="17416800" calcext:value-type="float">
            <text:p>17416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sc_year,rule</text:p>
          </table:table-cell>
          <table:table-cell office:value-type="float" office:value="13962468" calcext:value-type="float">
            <text:p>139624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,rule</text:p>
          </table:table-cell>
          <table:table-cell office:value-type="float" office:value="3773640" calcext:value-type="float">
            <text:p>37736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_mon,rule</text:p>
          </table:table-cell>
          <table:table-cell office:value-type="float" office:value="27895908" calcext:value-type="float">
            <text:p>278959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_sc,rule</text:p>
          </table:table-cell>
          <table:table-cell office:value-type="float" office:value="124239840" calcext:value-type="float">
            <text:p>1242398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sc_wORD,rule</text:p>
          </table:table-cell>
          <table:table-cell office:value-type="float" office:value="18868200" calcext:value-type="float">
            <text:p>18868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wORD,rule</text:p>
          </table:table-cell>
          <table:table-cell office:value-type="float" office:value="3773640" calcext:value-type="float">
            <text:p>37736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wORD_sc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1-0_sc_Word,rule</text:p>
          </table:table-cell>
          <table:table-cell office:value-type="float" office:value="1190148" calcext:value-type="float">
            <text:p>11901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1-0_Word,rule</text:p>
          </table:table-cell>
          <table:table-cell office:value-type="float" office:value="290280" calcext:value-type="float">
            <text:p>2902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cc_Word,rule</text:p>
          </table:table-cell>
          <table:table-cell office:value-type="float" office:value="899868" calcext:value-type="float">
            <text:p>8998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dd_Word,rule</text:p>
          </table:table-cell>
          <table:table-cell office:value-type="float" office:value="89986800" calcext:value-type="float">
            <text:p>89986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mon_dd_Word,rule</text:p>
          </table:table-cell>
          <table:table-cell office:value-type="float" office:value="1060218672" calcext:value-type="float">
            <text:p>1060218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,rule</text:p>
          </table:table-cell>
          <table:table-cell office:value-type="float" office:value="899868" calcext:value-type="float">
            <text:p>8998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dd,rule</text:p>
          </table:table-cell>
          <table:table-cell office:value-type="float" office:value="89986800" calcext:value-type="float">
            <text:p>89986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sc,rule</text:p>
          </table:table-cell>
          <table:table-cell office:value-type="float" office:value="4499340" calcext:value-type="float">
            <text:p>44993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ay_Word_year,rule</text:p>
          </table:table-cell>
          <table:table-cell office:value-type="float" office:value="149203920" calcext:value-type="float">
            <text:p>1492039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dd_Word,rule</text:p>
          </table:table-cell>
          <table:table-cell office:value-type="float" office:value="290280000" calcext:value-type="float">
            <text:p>29028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d_Word,rule</text:p>
          </table:table-cell>
          <table:table-cell office:value-type="float" office:value="29028000" calcext:value-type="float">
            <text:p>29028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d_Word,rule</text:p>
          </table:table-cell>
          <table:table-cell office:value-type="float" office:value="2902800" calcext:value-type="float">
            <text:p>2902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_sc_Word,rule</text:p>
          </table:table-cell>
          <table:table-cell office:value-type="float" office:value="1451400" calcext:value-type="float">
            <text:p>1451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d_Word,rule</text:p>
          </table:table-cell>
          <table:table-cell office:value-type="float" office:value="290280" calcext:value-type="float">
            <text:p>29028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dddd_Word,rule</text:p>
          </table:table-cell>
          <table:table-cell office:value-type="float" office:value="1451400000" calcext:value-type="float">
            <text:p>145140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dd_Word,rule</text:p>
          </table:table-cell>
          <table:table-cell office:value-type="float" office:value="14514000" calcext:value-type="float">
            <text:p>14514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,rule</text:p>
          </table:table-cell>
          <table:table-cell office:value-type="float" office:value="1161120" calcext:value-type="float">
            <text:p>116112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d_mon_sc,rule</text:p>
          </table:table-cell>
          <table:table-cell office:value-type="float" office:value="150945600" calcext:value-type="float">
            <text:p>150945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dd_sc,rule</text:p>
          </table:table-cell>
          <table:table-cell office:value-type="float" office:value="11611200" calcext:value-type="float">
            <text:p>11611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mon_day_sc,rule</text:p>
          </table:table-cell>
          <table:table-cell office:value-type="float" office:value="48302592" calcext:value-type="float">
            <text:p>483025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year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Word_year_sc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sc_year_Word,rule</text:p>
          </table:table-cell>
          <table:table-cell office:value-type="float" office:value="18868200" calcext:value-type="float">
            <text:p>18868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2sc_dd,rule</text:p>
          </table:table-cell>
          <table:table-cell office:value-type="float" office:value="20348628" calcext:value-type="float">
            <text:p>203486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dd_mon,rule</text:p>
          </table:table-cell>
          <table:table-cell office:value-type="float" office:value="1207593828" calcext:value-type="float">
            <text:p>12075938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,rule</text:p>
          </table:table-cell>
          <table:table-cell office:value-type="float" office:value="12133704" calcext:value-type="float">
            <text:p>121337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dd,rule</text:p>
          </table:table-cell>
          <table:table-cell office:value-type="float" office:value="1060218672" calcext:value-type="float">
            <text:p>1060218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sc,rule</text:p>
          </table:table-cell>
          <table:table-cell office:value-type="float" office:value="72628056" calcext:value-type="float">
            <text:p>72628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ay_mon_year,rule</text:p>
          </table:table-cell>
          <table:table-cell office:value-type="float" office:value="539920800" calcext:value-type="float">
            <text:p>539920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,rule</text:p>
          </table:table-cell>
          <table:table-cell office:value-type="float" office:value="2902800" calcext:value-type="float">
            <text:p>2902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,rule</text:p>
          </table:table-cell>
          <table:table-cell office:value-type="float" office:value="29028000" calcext:value-type="float">
            <text:p>29028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d,rule</text:p>
          </table:table-cell>
          <table:table-cell office:value-type="float" office:value="290280000" calcext:value-type="float">
            <text:p>2902800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d_sc,rule</text:p>
          </table:table-cell>
          <table:table-cell office:value-type="float" office:value="203225028" calcext:value-type="float">
            <text:p>2032250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2sc,rule</text:p>
          </table:table-cell>
          <table:table-cell office:value-type="float" office:value="20319600" calcext:value-type="float">
            <text:p>203196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age,rule</text:p>
          </table:table-cell>
          <table:table-cell office:value-type="float" office:value="32511360" calcext:value-type="float">
            <text:p>3251136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age_sc,rule</text:p>
          </table:table-cell>
          <table:table-cell office:value-type="float" office:value="194893992" calcext:value-type="float">
            <text:p>194893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dd_sc,rule</text:p>
          </table:table-cell>
          <table:table-cell office:value-type="float" office:value="20348628" calcext:value-type="float">
            <text:p>203486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mon_dd,rule</text:p>
          </table:table-cell>
          <table:table-cell office:value-type="float" office:value="37765428" calcext:value-type="float">
            <text:p>377654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mon_dd_sc,rule</text:p>
          </table:table-cell>
          <table:table-cell office:value-type="float" office:value="226418400" calcext:value-type="float">
            <text:p>2264184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pd,rule</text:p>
          </table:table-cell>
          <table:table-cell office:value-type="float" office:value="2002932" calcext:value-type="float">
            <text:p>20029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sc_dd,rule</text:p>
          </table:table-cell>
          <table:table-cell office:value-type="float" office:value="17416800" calcext:value-type="float">
            <text:p>174168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sc_year,rule</text:p>
          </table:table-cell>
          <table:table-cell office:value-type="float" office:value="13962468" calcext:value-type="float">
            <text:p>139624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,rule</text:p>
          </table:table-cell>
          <table:table-cell office:value-type="float" office:value="3773640" calcext:value-type="float">
            <text:p>37736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_mon,rule</text:p>
          </table:table-cell>
          <table:table-cell office:value-type="float" office:value="27895908" calcext:value-type="float">
            <text:p>278959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Word_year_sc,rule</text:p>
          </table:table-cell>
          <table:table-cell office:value-type="float" office:value="124239840" calcext:value-type="float">
            <text:p>1242398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sc_Word,rule</text:p>
          </table:table-cell>
          <table:table-cell office:value-type="float" office:value="18868200" calcext:value-type="float">
            <text:p>1886820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Word,rule</text:p>
          </table:table-cell>
          <table:table-cell office:value-type="float" office:value="3773640" calcext:value-type="float">
            <text:p>377364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r_rus_adj_it</text:p>
          </table:table-cell>
          <table:table-cell office:value-type="string" calcext:value-type="string">
            <text:p>year_Word_sc,rule</text:p>
          </table:table-cell>
          <table:table-cell office:value-type="float" office:value="15094560" calcext:value-type="float">
            <text:p>1509456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.00.0000</text:date>, <text:time style:data-style-name="N2" text:time-value="10:53:44.5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4S</meta:editing-duration>
    <meta:editing-cycles>4</meta:editing-cycles>
    <meta:generator>LibreOffice/5.2.0.4$Windows_x86 LibreOffice_project/066b007f5ebcc236395c7d282ba488bca6720265</meta:generator>
    <dc:date>2016-08-14T10:54:01.491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